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68cm" fo:min-width="0.48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4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0.6cm"/>
      <style:paragraph-properties style:writing-mode="lr-tb"/>
    </style:style>
    <style:style style:name="gr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4cm" svg:height="1.3cm" svg:x="13.7cm" svg:y="1.9cm">
          <text:p text:style-name="P1"><text:span text:style-name="T1">Inici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2.9cm" svg:height="1.4cm" svg:x="12.95cm" svg:y="4.3cm">
          <text:p text:style-name="P1"><text:span text:style-name="T2">Inicialização de </text:span></text:p>
          <text:p text:style-name="P1"><text:span text:style-name="T2">variáveis globais</text:span><text:span text:style-name="T3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4cm" svg:y1="3.2cm" svg:x2="14.4cm" svg:y2="4.3cm">
          <text:p/>
        </draw:line>
        <draw:line draw:style-name="gr3" draw:text-style-name="P3" draw:layer="layout" svg:x1="14.4cm" svg:y1="5.7cm" svg:x2="14.4cm" svg:y2="6.8cm">
          <text:p/>
        </draw:line>
        <draw:custom-shape draw:style-name="gr2" draw:text-style-name="P2" draw:layer="layout" svg:width="2.9cm" svg:height="1.4cm" svg:x="12.95cm" svg:y="9.1cm">
          <text:p text:style-name="P1"><text:span text:style-name="T2">Configurações </text:span></text:p>
          <text:p text:style-name="P1"><text:span text:style-name="T2">gerais do micro</text:span><text:span text:style-name="T3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4cm" svg:y1="10.5cm" svg:x2="14.4cm" svg:y2="11.6cm">
          <text:p/>
        </draw:line>
        <draw:custom-shape draw:style-name="gr2" draw:text-style-name="P2" draw:layer="layout" svg:width="2.9cm" svg:height="1.4cm" svg:x="12.95cm" svg:y="11.6cm">
          <text:p text:style-name="P1"><text:span text:style-name="T4">Configurações dos</text:span></text:p>
          <text:p text:style-name="P1"><text:span text:style-name="T4">diversos clocks</text:span><text:span text:style-name="T5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4cm" svg:y1="13cm" svg:x2="14.4cm" svg:y2="14.1cm">
          <text:p/>
        </draw:line>
        <draw:custom-shape draw:style-name="gr2" draw:text-style-name="P2" draw:layer="layout" svg:width="2.9cm" svg:height="1.4cm" svg:x="12.956cm" svg:y="14.1cm">
          <text:p text:style-name="P1"><text:span text:style-name="T4">Inicio do timer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4cm" svg:y1="15.5cm" svg:x2="14.4cm" svg:y2="16.6cm">
          <text:p/>
        </draw:line>
        <draw:custom-shape draw:style-name="gr2" draw:text-style-name="P2" draw:layer="layout" svg:width="2.9cm" svg:height="1.4cm" svg:x="12.957cm" svg:y="16.6cm">
          <text:p text:style-name="P1"><text:span text:style-name="T4">Est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2.2cm" svg:height="2.2cm" svg:x="13.301cm" svg:y="19.101cm">
          <text:p text:style-name="P1"><text:span text:style-name="T6">ID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" draw:id="id1" draw:layer="layout" svg:width="2.9cm" svg:height="1.4cm" svg:x="17.358cm" svg:y="19.5cm">
          <text:p text:style-name="P1"><text:span text:style-name="T4">Estado ‘IDL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15.4cm" svg:y1="20.2cm" svg:x2="17.4cm" svg:y2="20.2cm">
          <text:p/>
        </draw:line>
        <draw:frame draw:style-name="gr6" draw:text-style-name="P4" draw:layer="layout" svg:width="1.4cm" svg:height="0.526cm" svg:x="15.7cm" svg:y="19.8cm">
          <draw:text-box>
            <text:p><text:span text:style-name="T6">SIM</text:span></text:p>
          </draw:text-box>
        </draw:frame>
        <draw:line draw:style-name="gr7" draw:text-style-name="P3" draw:layer="layout" svg:x1="14.4cm" svg:y1="21.3cm" svg:x2="14.4cm" svg:y2="22.4cm">
          <text:p/>
        </draw:line>
        <draw:frame draw:style-name="gr6" draw:text-style-name="P4" draw:layer="layout" svg:width="1.4cm" svg:height="0.526cm" svg:x="14.2cm" svg:y="21.4cm">
          <draw:text-box>
            <text:p><text:span text:style-name="T6">NÃO</text:span></text:p>
          </draw:text-box>
        </draw:frame>
        <draw:custom-shape draw:style-name="gr4" draw:text-style-name="P2" draw:layer="layout" svg:width="2.2cm" svg:height="2.2cm" svg:x="13.3cm" svg:y="22.4cm">
          <text:p text:style-name="P1"><text:span text:style-name="T6">CONT_SEG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" draw:id="id3" draw:layer="layout" svg:width="2.9cm" svg:height="1.4cm" svg:x="17.357cm" svg:y="22.799cm">
          <text:p text:style-name="P1"><text:span text:style-name="T4">Estado </text:span></text:p>
          <text:p text:style-name="P1"><text:span text:style-name="T4">‘</text:span><text:span text:style-name="T4">CONT_SEGS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15.399cm" svg:y1="23.499cm" svg:x2="17.399cm" svg:y2="23.499cm">
          <text:p/>
        </draw:line>
        <draw:frame draw:style-name="gr6" draw:text-style-name="P4" draw:layer="layout" svg:width="1.4cm" svg:height="0.526cm" svg:x="15.699cm" svg:y="23.099cm">
          <draw:text-box>
            <text:p><text:span text:style-name="T6">SIM</text:span></text:p>
          </draw:text-box>
        </draw:frame>
        <draw:frame draw:style-name="gr6" draw:text-style-name="P4" draw:layer="layout" svg:width="1.4cm" svg:height="0.526cm" svg:x="14.201cm" svg:y="24.701cm">
          <draw:text-box>
            <text:p><text:span text:style-name="T6">NÃO</text:span></text:p>
          </draw:text-box>
        </draw:frame>
        <draw:custom-shape draw:style-name="gr4" draw:text-style-name="P2" draw:layer="layout" svg:width="2.2cm" svg:height="2.2cm" svg:x="13.301cm" svg:y="25.701cm">
          <text:p text:style-name="P1"><text:span text:style-name="T6">SPL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" draw:id="id4" draw:layer="layout" svg:width="2.9cm" svg:height="1.4cm" svg:x="17.358cm" svg:y="26.1cm">
          <text:p text:style-name="P1"><text:span text:style-name="T4">Estado ‘SPLIT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15.4cm" svg:y1="26.8cm" svg:x2="17.4cm" svg:y2="26.8cm">
          <text:p/>
        </draw:line>
        <draw:frame draw:style-name="gr6" draw:text-style-name="P4" draw:layer="layout" svg:width="1.4cm" svg:height="0.526cm" svg:x="15.7cm" svg:y="26.4cm">
          <draw:text-box>
            <text:p><text:span text:style-name="T6">SIM</text:span></text:p>
          </draw:text-box>
        </draw:frame>
        <draw:line draw:style-name="gr7" draw:text-style-name="P3" draw:layer="layout" svg:x1="14.4cm" svg:y1="24.6cm" svg:x2="14.4cm" svg:y2="25.7cm">
          <text:p/>
        </draw:line>
        <draw:frame draw:style-name="gr6" draw:text-style-name="P4" draw:layer="layout" svg:width="1.4cm" svg:height="0.526cm" svg:x="14.202cm" svg:y="28.002cm">
          <draw:text-box>
            <text:p><text:span text:style-name="T6">NÃO</text:span></text:p>
          </draw:text-box>
        </draw:frame>
        <draw:custom-shape draw:style-name="gr4" draw:text-style-name="P2" draw:layer="layout" svg:width="2.2cm" svg:height="2.2cm" svg:x="13.302cm" svg:y="29.002cm">
          <text:p text:style-name="P1"><text:span text:style-name="T6">RE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5" draw:id="id5" draw:layer="layout" svg:width="2.9cm" svg:height="1.4cm" svg:x="17.359cm" svg:y="29.401cm">
          <text:p text:style-name="P1"><text:span text:style-name="T4">Estado ‘RESET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15.401cm" svg:y1="30.101cm" svg:x2="17.401cm" svg:y2="30.101cm">
          <text:p/>
        </draw:line>
        <draw:frame draw:style-name="gr6" draw:text-style-name="P4" draw:layer="layout" svg:width="1.4cm" svg:height="0.526cm" svg:x="15.701cm" svg:y="29.701cm">
          <draw:text-box>
            <text:p><text:span text:style-name="T6">SIM</text:span></text:p>
          </draw:text-box>
        </draw:frame>
        <draw:line draw:style-name="gr7" draw:text-style-name="P3" draw:layer="layout" svg:x1="14.401cm" svg:y1="27.901cm" svg:x2="14.401cm" svg:y2="29.001cm">
          <text:p/>
        </draw:line>
        <draw:custom-shape draw:style-name="gr1" draw:text-style-name="P2" xml:id="id2" draw:id="id2" draw:layer="layout" svg:width="1.4cm" svg:height="1.3cm" svg:x="21.701cm" svg:y="36.001cm">
          <text:p text:style-name="P1"><text:span text:style-name="T1">FIM</text:span></text:p>
          <text:p text:style-name="P1"><text:span text:style-name="T7">swit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20.258cm" svg:y1="20.2cm" svg:x2="22.401cm" svg:y2="36.001cm" draw:start-shape="id1" draw:start-glue-point="7" draw:end-shape="id2" draw:end-glue-point="4" svg:d="M20258 20200h2143v15801" svg:viewBox="0 0 2144 15802">
          <text:p/>
        </draw:connector>
        <draw:connector draw:style-name="gr3" draw:text-style-name="P3" draw:layer="layout" svg:x1="20.257cm" svg:y1="23.499cm" svg:x2="22.401cm" svg:y2="36.001cm" draw:start-shape="id3" draw:start-glue-point="7" draw:end-shape="id2" draw:end-glue-point="4" svg:d="M20257 23499h2144v12502" svg:viewBox="0 0 2145 12503">
          <text:p/>
        </draw:connector>
        <draw:connector draw:style-name="gr3" draw:text-style-name="P3" draw:layer="layout" svg:x1="20.258cm" svg:y1="26.8cm" svg:x2="22.401cm" svg:y2="36.001cm" draw:start-shape="id4" draw:start-glue-point="7" draw:end-shape="id2" draw:end-glue-point="4" svg:d="M20258 26800h2143v9201" svg:viewBox="0 0 2144 9202">
          <text:p/>
        </draw:connector>
        <draw:connector draw:style-name="gr3" draw:text-style-name="P3" draw:layer="layout" svg:x1="20.259cm" svg:y1="30.101cm" svg:x2="22.401cm" svg:y2="36.001cm" draw:start-shape="id5" draw:start-glue-point="7" draw:end-shape="id2" draw:end-glue-point="4" svg:d="M20259 30101h2142v5900" svg:viewBox="0 0 2143 5901">
          <text:p/>
        </draw:connector>
        <draw:frame draw:style-name="gr6" draw:text-style-name="P4" draw:layer="layout" svg:width="1.4cm" svg:height="0.526cm" svg:x="20.601cm" svg:y="29.701cm">
          <draw:text-box>
            <text:p><text:span text:style-name="T6">BREA</text:span><text:span text:style-name="T6">K</text:span></text:p>
          </draw:text-box>
        </draw:frame>
        <draw:frame draw:style-name="gr6" draw:text-style-name="P4" draw:layer="layout" svg:width="1.4cm" svg:height="0.526cm" svg:x="20.601cm" svg:y="26.401cm">
          <draw:text-box>
            <text:p><text:span text:style-name="T6">BREA</text:span><text:span text:style-name="T6">K</text:span></text:p>
          </draw:text-box>
        </draw:frame>
        <draw:frame draw:style-name="gr6" draw:text-style-name="P4" draw:layer="layout" svg:width="1.4cm" svg:height="0.526cm" svg:x="20.601cm" svg:y="23.101cm">
          <draw:text-box>
            <text:p><text:span text:style-name="T6">BRE</text:span><text:span text:style-name="T6">AK</text:span></text:p>
          </draw:text-box>
        </draw:frame>
        <draw:frame draw:style-name="gr6" draw:text-style-name="P4" draw:layer="layout" svg:width="1.4cm" svg:height="0.526cm" svg:x="20.601cm" svg:y="19.801cm">
          <draw:text-box>
            <text:p><text:span text:style-name="T6">BREAK</text:span></text:p>
          </draw:text-box>
        </draw:frame>
        <draw:line draw:style-name="gr3" draw:text-style-name="P3" draw:layer="layout" svg:x1="14.4cm" svg:y1="18cm" svg:x2="14.4cm" svg:y2="19.1cm">
          <text:p/>
        </draw:line>
        <draw:frame draw:style-name="gr6" draw:text-style-name="P4" draw:layer="layout" svg:width="1.4cm" svg:height="0.526cm" svg:x="14.202cm" svg:y="31.303cm">
          <draw:text-box>
            <text:p><text:span text:style-name="T6">NÃO</text:span></text:p>
          </draw:text-box>
        </draw:frame>
        <draw:custom-shape draw:style-name="gr4" draw:text-style-name="P2" draw:layer="layout" svg:width="2.2cm" svg:height="2.2cm" svg:x="13.302cm" svg:y="32.303cm">
          <text:p text:style-name="P1"><text:span text:style-name="T6">END_CO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" draw:id="id6" draw:layer="layout" svg:width="2.9cm" svg:height="1.4cm" svg:x="17.359cm" svg:y="32.702cm">
          <text:p text:style-name="P1"><text:span text:style-name="T4">Estado </text:span></text:p>
          <text:p text:style-name="P1"><text:span text:style-name="T4">‘</text:span><text:span text:style-name="T4">END_CONT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15.401cm" svg:y1="33.402cm" svg:x2="17.401cm" svg:y2="33.402cm">
          <text:p/>
        </draw:line>
        <draw:frame draw:style-name="gr6" draw:text-style-name="P4" draw:layer="layout" svg:width="1.4cm" svg:height="0.526cm" svg:x="15.701cm" svg:y="33.002cm">
          <draw:text-box>
            <text:p><text:span text:style-name="T6">SIM</text:span></text:p>
          </draw:text-box>
        </draw:frame>
        <draw:line draw:style-name="gr7" draw:text-style-name="P3" draw:layer="layout" svg:x1="14.401cm" svg:y1="31.202cm" svg:x2="14.401cm" svg:y2="32.302cm">
          <text:p/>
        </draw:line>
        <draw:frame draw:style-name="gr6" draw:text-style-name="P4" draw:layer="layout" svg:width="1.4cm" svg:height="0.526cm" svg:x="20.601cm" svg:y="33.002cm">
          <draw:text-box>
            <text:p><text:span text:style-name="T6">BREA</text:span><text:span text:style-name="T6">K</text:span></text:p>
          </draw:text-box>
        </draw:frame>
        <draw:connector draw:style-name="gr3" draw:text-style-name="P3" draw:layer="layout" svg:x1="20.259cm" svg:y1="33.402cm" svg:x2="22.401cm" svg:y2="36.001cm" draw:start-shape="id6" draw:start-glue-point="7" draw:end-shape="id2" draw:end-glue-point="4" svg:d="M20259 33402h2142v2599" svg:viewBox="0 0 2143 2600">
          <text:p/>
        </draw:connector>
        <draw:custom-shape draw:style-name="gr2" draw:text-style-name="P2" draw:layer="layout" svg:width="2.9cm" svg:height="1.4cm" svg:x="12.951cm" svg:y="6.7cm">
          <text:p text:style-name="P1"><text:span text:style-name="T4">De</text:span><text:span text:style-name="T4">clar</text:span><text:span text:style-name="T4">açã</text:span><text:span text:style-name="T4">o e </text:span></text:p>
          <text:p text:style-name="P1"><text:span text:style-name="T4">Inic</text:span><text:span text:style-name="T4">iali</text:span><text:span text:style-name="T4">zaç</text:span><text:span text:style-name="T4">ão </text:span><text:span text:style-name="T4">de </text:span></text:p>
          <text:p text:style-name="P1"><text:span text:style-name="T4">vari</text:span><text:span text:style-name="T4">áve</text:span><text:span text:style-name="T4">is </text:span><text:span text:style-name="T4">loc</text:span><text:span text:style-name="T4">ai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401cm" svg:y1="8.1cm" svg:x2="14.401cm" svg:y2="9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5:43:36.454675665</meta:creation-date>
    <dc:date>2022-11-07T12:57:54.757025175</dc:date>
    <meta:editing-duration>PT29M20S</meta:editing-duration>
    <meta:editing-cycles>5</meta:editing-cycles>
    <meta:generator>LibreOffice/6.4.7.2$Linux_X86_64 LibreOffice_project/40$Build-2</meta:generator>
    <meta:document-statistic meta:object-count="53"/>
  </office:meta>
</office:document-meta>
</file>